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8000002822D0DCA52E385E765.png" manifest:media-type="image/png"/>
  <manifest:file-entry manifest:full-path="Pictures/10000001000003A8000003A4A22A2042DCA303DE.png" manifest:media-type="image/png"/>
  <manifest:file-entry manifest:full-path="Pictures/100000010000038F00000202E88252ED51E14C9C.png" manifest:media-type="image/png"/>
  <manifest:file-entry manifest:full-path="Pictures/100000010000039A000002C23D9743736CFC8297.png" manifest:media-type="image/png"/>
  <manifest:file-entry manifest:full-path="Pictures/100000010000030A000002B98AAF5B1F61D0110F.png" manifest:media-type="image/png"/>
  <manifest:file-entry manifest:full-path="Pictures/10000001000003A300000272EB023DB8EEF35D2F.png" manifest:media-type="image/png"/>
  <manifest:file-entry manifest:full-path="Pictures/100000010000038A000002BA709A24C0DAC54F66.png" manifest:media-type="image/png"/>
  <manifest:file-entry manifest:full-path="Pictures/10000001000003B700000291F063DC51B507B9F0.png" manifest:media-type="image/png"/>
  <manifest:file-entry manifest:full-path="Pictures/10000001000002F6000002651CAA087D9922EED3.png" manifest:media-type="image/png"/>
  <manifest:file-entry manifest:full-path="Pictures/10000001000002E9000002156D0DA2BB4E9412FC.png" manifest:media-type="image/png"/>
  <manifest:file-entry manifest:full-path="Pictures/10000001000002BF0000025A56DA74670E78DF5D.png" manifest:media-type="image/png"/>
  <manifest:file-entry manifest:full-path="Pictures/100000010000035400000376CC8F4D3E433A0829.png" manifest:media-type="image/png"/>
  <manifest:file-entry manifest:full-path="Pictures/10000001000003170000023A5F9D6A1F674F875B.png" manifest:media-type="image/png"/>
  <manifest:file-entry manifest:full-path="Pictures/100000010000031C00000138CEEA25940D83CC8F.png" manifest:media-type="image/png"/>
  <manifest:file-entry manifest:full-path="Pictures/10000001000003A8000003BF3CE8A7B169CE74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47fec" officeooo:paragraph-rsid="00047fec"/>
    </style:style>
    <style:style style:name="P2" style:family="paragraph" style:parent-style-name="Standard">
      <style:paragraph-properties fo:text-align="start" style:justify-single-word="false"/>
      <style:text-properties officeooo:rsid="00047fec" officeooo:paragraph-rsid="00047fec"/>
    </style:style>
    <style:style style:name="P3" style:family="paragraph" style:parent-style-name="Standard">
      <style:paragraph-properties fo:text-align="center" style:justify-single-word="false"/>
      <style:text-properties fo:font-size="26pt" officeooo:rsid="00047fec" officeooo:paragraph-rsid="00047fec" style:font-size-asian="26pt" style:font-size-complex="26pt"/>
    </style:style>
    <style:style style:name="P4" style:family="paragraph" style:parent-style-name="Standard">
      <style:paragraph-properties fo:text-align="start" style:justify-single-word="false"/>
      <style:text-properties fo:font-size="26pt" officeooo:rsid="0009c69d" officeooo:paragraph-rsid="0009c69d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26pt" officeooo:rsid="0009c69d" officeooo:paragraph-rsid="0009c69d" style:font-size-asian="26pt" style:font-size-complex="26pt"/>
    </style:style>
    <style:style style:name="T1" style:family="text">
      <style:text-properties officeooo:rsid="000ed1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Łatwy cel</text:p>
      <text:p text:style-name="P3"/>
      <text:p text:style-name="P1"><draw:frame draw:style-name="fr2" draw:name="Image1" text:anchor-type="char" svg:width="6.9252in" svg:height="6.8953in" draw:z-index="0"><draw:image xlink:href="Pictures/10000001000003A8000003A4A22A2042DCA303D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width="6.9252in" svg:height="5.302in" draw:z-index="1"><draw:image xlink:href="Pictures/100000010000039A000002C23D9743736CFC8297.png" xlink:type="simple" xlink:show="embed" xlink:actuate="onLoad" draw:mime-type="image/png"/></draw:frame><text:soft-page-break/></text:p>
      <text:p text:style-name="P1"/>
      <text:p text:style-name="P1"/>
      <text:p text:style-name="P5"/>
      <text:p text:style-name="P1"><draw:frame draw:style-name="fr2" draw:name="Image3" text:anchor-type="char" svg:width="6.9252in" svg:height="6.2035in" draw:z-index="6"><draw:image xlink:href="Pictures/100000010000030A000002B98AAF5B1F61D0110F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lab14_protein2.pdb</text:p>
      <text:p text:style-name="P5"/>
      <text:p text:style-name="P5"/>
      <text:p text:style-name="P1"><draw:frame draw:style-name="fr1" draw:name="Image6" text:anchor-type="char" svg:x="0.052in" svg:y="6.2028in" svg:width="6.9252in" svg:height="4.6563in" draw:z-index="4"><draw:image xlink:href="Pictures/10000001000003A300000272EB023DB8EEF35D2F.png" xlink:type="simple" xlink:show="embed" xlink:actuate="onLoad" draw:mime-type="image/png"/></draw:frame><text:soft-page-break/><text:s/><draw:frame draw:style-name="fr2" draw:name="Image4" text:anchor-type="char" svg:width="6.9252in" svg:height="5.3346in" draw:z-index="2"><draw:image xlink:href="Pictures/100000010000038A000002BA709A24C0DAC54F66.png" xlink:type="simple" xlink:show="embed" xlink:actuate="onLoad" draw:mime-type="image/png"/></draw:frame><draw:frame draw:style-name="fr2" draw:name="Image5" text:anchor-type="char" svg:width="6.9252in" svg:height="4.7839in" draw:z-index="3"><draw:image xlink:href="Pictures/10000001000003B700000291F063DC51B507B9F0.png" xlink:type="simple" xlink:show="embed" xlink:actuate="onLoad" draw:mime-type="image/png"/></draw:frame><text:s/></text:p>
      <text:p text:style-name="P5"><text:soft-page-break/></text:p>
      <text:p text:style-name="P5"><draw:frame draw:style-name="fr3" draw:name="Image10" text:anchor-type="char" svg:width="6.9252in" svg:height="5.6in" draw:z-index="9"><draw:image xlink:href="Pictures/10000001000002F6000002651CAA087D9922EED3.png" xlink:type="simple" xlink:show="embed" xlink:actuate="onLoad" draw:mime-type="image/png"/></draw:frame></text:p>
      <text:p text:style-name="P4"><draw:frame draw:style-name="fr2" draw:name="Image7" text:anchor-type="char" svg:width="6.9252in" svg:height="5.9299in" draw:z-index="5"><draw:image xlink:href="Pictures/10000001000002BF0000025A56DA74670E78DF5D.png" xlink:type="simple" xlink:show="embed" xlink:actuate="onLoad" draw:mime-type="image/png"/></draw:frame><text:soft-page-break/><text:s/><draw:frame draw:style-name="fr2" draw:name="Image8" text:anchor-type="char" svg:width="6.9252in" svg:height="7.2008in" draw:z-index="7"><draw:image xlink:href="Pictures/100000010000035400000376CC8F4D3E433A0829.png" xlink:type="simple" xlink:show="embed" xlink:actuate="onLoad" draw:mime-type="image/png"/></draw:frame><text:s/></text:p>
      <text:p text:style-name="P4"><text:s/></text:p>
      <text:p text:style-name="P4"><draw:frame draw:style-name="fr2" draw:name="Image9" text:anchor-type="char" svg:width="6.9252in" svg:height="4.9898in" draw:z-index="8"><draw:image xlink:href="Pictures/10000001000003170000023A5F9D6A1F674F875B.png" xlink:type="simple" xlink:show="embed" xlink:actuate="onLoad" draw:mime-type="image/png"/></draw:frame><text:soft-page-break/><text:s/></text:p>
      <text:p text:style-name="P5">lab14_protein3.pdb</text:p>
      <text:p text:style-name="P5"/>
      <text:p text:style-name="P4"><draw:frame draw:style-name="fr1" draw:name="Image11" text:anchor-type="char" svg:x="0in" svg:y="-0.1311in" svg:width="6.9252in" svg:height="7.0953in" draw:z-index="10"><draw:image xlink:href="Pictures/10000001000003A8000003BF3CE8A7B169CE74FA.png" xlink:type="simple" xlink:show="embed" xlink:actuate="onLoad" draw:mime-type="image/png"/></draw:frame><text:soft-page-break/><text:s/></text:p>
      <text:p text:style-name="P4"/>
      <text:p text:style-name="P4"><text:s/><draw:frame draw:style-name="fr3" draw:name="Image12" text:anchor-type="char" svg:width="6.9252in" svg:height="3.9071in" draw:z-index="11"><draw:image xlink:href="Pictures/100000010000038F00000202E88252ED51E14C9C.png" xlink:type="simple" xlink:show="embed" xlink:actuate="onLoad" draw:mime-type="image/png"/></draw:frame></text:p>
      <text:p text:style-name="P4"><text:s/></text:p>
      <text:p text:style-name="P4"><draw:frame draw:style-name="fr3" draw:name="Image13" text:anchor-type="char" svg:width="6.9252in" svg:height="2.7138in" draw:z-index="12"><draw:image xlink:href="Pictures/100000010000031C00000138CEEA25940D83CC8F.png" xlink:type="simple" xlink:show="embed" xlink:actuate="onLoad" draw:mime-type="image/png"/></draw:frame><text:s/></text:p>
      <text:p text:style-name="P4"/>
      <text:p text:style-name="P4"><draw:frame draw:style-name="fr2" draw:name="Image14" text:anchor-type="char" svg:width="6.9252in" svg:height="4.7492in" draw:z-index="13"><draw:image xlink:href="Pictures/10000001000003A8000002822D0DCA52E385E765.png" xlink:type="simple" xlink:show="embed" xlink:actuate="onLoad" draw:mime-type="image/png"/></draw:frame><draw:frame draw:style-name="fr1" draw:name="Image15" text:anchor-type="char" svg:x="0.0728in" svg:y="5.2602in" svg:width="6.6709in" svg:height="4.772in" draw:z-index="14"><draw:image xlink:href="Pictures/10000001000002E9000002156D0DA2BB4E9412F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1T15:54:44.529077906</meta:creation-date>
    <meta:editing-duration>PT14M53S</meta:editing-duration>
    <meta:editing-cycles>3</meta:editing-cycles>
    <meta:generator>LibreOffice/7.2.5.2.0$Linux_X86_64 LibreOffice_project/20$Build-2</meta:generator>
    <dc:date>2022-02-02T03:19:34.704895107</dc:date>
    <meta:document-statistic meta:table-count="0" meta:image-count="15" meta:object-count="0" meta:page-count="11" meta:paragraph-count="11" meta:word-count="4" meta:character-count="55" meta:non-whitespace-character-count="44"/>
  </office:meta>
</office:document-meta>
</file>